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43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3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style:font-name="Segoe UI Semibold" fo:font-size="36pt" style:font-size-asian="36pt" style:font-size-complex="36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style:font-name="Segoe UI Semibold" fo:font-size="28pt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style:style style:name="T2" style:family="text">
      <style:text-properties style:font-name="Segoe UI Semibold" fo:font-size="26pt" style:font-size-asian="26pt" style:font-size-complex="26pt"/>
    </style:style>
    <style:style style:name="T3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4" style:family="text">
      <style:text-properties style:font-name="Segoe UI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style:font-name="Segoe UI"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7" style:family="text">
      <style:text-properties style:font-name="Segoe UI Semibold" fo:font-size="24pt" style:font-size-asian="24pt" style:font-size-complex="24pt"/>
    </style:style>
    <style:style style:name="T8" style:family="text">
      <style:text-properties style:font-name="Segoe UI" fo:font-size="34pt" fo:font-weight="bold" style:font-size-asian="34pt" style:font-weight-asian="bold" style:font-size-complex="34pt" style:font-weight-complex="bold"/>
    </style:style>
    <style:style style:name="T9" style:family="text">
      <style:text-properties style:font-name="Segoe UI Semibold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2" draw:text-style-name="P3" draw:layer="layout" svg:width="23.876cm" svg:height="3.063cm" svg:x="1.778cm" svg:y="0.762cm">
          <draw:text-box>
            <text:p text:style-name="P1"><text:span text:style-name="T3">SPECIAL HYMN</text:span></text:p>
            <text:p text:style-name="P1"><text:span text:style-name="T4">“</text:span><text:span text:style-name="T4">Trust and Obey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4" draw:text-style-name="P5" draw:layer="layout" svg:width="23.876cm" svg:height="5.321cm" svg:x="1.778cm" svg:y="0.762cm">
          <draw:text-box>
            <text:p text:style-name="P1"><text:span text:style-name="T5">1. </text:span><text:span text:style-name="T6">When we walk with the Lord </text:span></text:p>
            <text:p text:style-name="P1"><text:span text:style-name="T6">in the light of his word, </text:span></text:p>
            <text:p text:style-name="P1"><text:span text:style-name="T6">what a glory he sheds on our way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4" draw:text-style-name="P6" draw:layer="layout" svg:width="23.876cm" svg:height="5.321cm" svg:x="1.778cm" svg:y="0.762cm">
          <draw:text-box>
            <text:p text:style-name="P1"><text:span text:style-name="T6">While we do his good will, </text:span></text:p>
            <text:p text:style-name="P1"><text:span text:style-name="T6">he abides with us still, </text:span></text:p>
            <text:p text:style-name="P1"><text:span text:style-name="T6">and with all who will trust and obey. 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5" draw:text-style-name="P3" draw:layer="layout" svg:width="24.892cm" svg:height="4.826cm" svg:x="1.524cm" svg:y="0.762cm">
          <draw:text-box>
            <text:p><text:span text:style-name="T7">Refrain:</text:span></text:p>
            <text:p><text:span text:style-name="T8">Trust and obey, for there's no other way </text:span></text:p>
            <text:p><text:span text:style-name="T8">to be happy in Jesus, but to trust and obey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4" draw:text-style-name="P5" draw:layer="layout" svg:width="23.876cm" svg:height="5.321cm" svg:x="1.778cm" svg:y="0.762cm">
          <draw:text-box>
            <text:p text:style-name="P1"><text:span text:style-name="T5">2. </text:span><text:span text:style-name="T6">Not a shadow can rise, </text:span></text:p>
            <text:p text:style-name="P1"><text:span text:style-name="T6">Not a cloud in the skies, </text:span></text:p>
            <text:p text:style-name="P1"><text:span text:style-name="T6">But His smile quickly drives it away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4" draw:text-style-name="P6" draw:layer="layout" svg:width="23.876cm" svg:height="5.321cm" svg:x="1.778cm" svg:y="0.762cm">
          <draw:text-box>
            <text:p text:style-name="P1"><text:span text:style-name="T6">Not a doubt nor a fear,</text:span></text:p>
            <text:p text:style-name="P1"><text:span text:style-name="T6">Not a sigh nor a tear, </text:span></text:p>
            <text:p text:style-name="P1"><text:span text:style-name="T6">Can abide while we trust and obey. 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5" draw:text-style-name="P3" draw:layer="layout" svg:width="24.892cm" svg:height="4.826cm" svg:x="1.524cm" svg:y="0.762cm">
          <draw:text-box>
            <text:p><text:span text:style-name="T7">Refrain:</text:span></text:p>
            <text:p><text:span text:style-name="T8">Trust and obey, for there's no other way </text:span></text:p>
            <text:p><text:span text:style-name="T8">to be happy in Jesus, but to trust and obey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4" draw:text-style-name="P5" draw:layer="layout" svg:width="23.876cm" svg:height="5.321cm" svg:x="1.778cm" svg:y="0.762cm">
          <draw:text-box>
            <text:p text:style-name="P1"><text:span text:style-name="T5">3. </text:span><text:span text:style-name="T6">Not a burden we bear, </text:span></text:p>
            <text:p text:style-name="P1"><text:span text:style-name="T6">not a sorrow we share, </text:span></text:p>
            <text:p text:style-name="P1"><text:span text:style-name="T6">but our toil he doth richly repay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4" draw:text-style-name="P5" draw:layer="layout" svg:width="23.876cm" svg:height="5.321cm" svg:x="1.778cm" svg:y="0.762cm">
          <draw:text-box>
            <text:p text:style-name="P1"><text:span text:style-name="T6">not a grief or a loss, </text:span></text:p>
            <text:p text:style-name="P1"><text:span text:style-name="T6">not a frown or a cross, </text:span></text:p>
            <text:p text:style-name="P1"><text:span text:style-name="T6">but is blest if we trust and obey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5" draw:text-style-name="P3" draw:layer="layout" svg:width="24.892cm" svg:height="4.826cm" svg:x="1.524cm" svg:y="0.762cm">
          <draw:text-box>
            <text:p><text:span text:style-name="T7">Refrain:</text:span></text:p>
            <text:p><text:span text:style-name="T8">Trust and obey, for there's no other way </text:span></text:p>
            <text:p><text:span text:style-name="T8">to be happy in Jesus, but to trust and obey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4" draw:text-style-name="P5" draw:layer="layout" svg:width="23.876cm" svg:height="5.321cm" svg:x="1.778cm" svg:y="0.762cm">
          <draw:text-box>
            <text:p text:style-name="P1"><text:span text:style-name="T5">4. </text:span><text:span text:style-name="T6">But we never can prove </text:span></text:p>
            <text:p text:style-name="P1"><text:span text:style-name="T6">the delights of his love </text:span></text:p>
            <text:p text:style-name="P1"><text:span text:style-name="T6">until all on the altar we lay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4" draw:text-style-name="P5" draw:layer="layout" svg:width="23.876cm" svg:height="5.321cm" svg:x="1.778cm" svg:y="0.762cm">
          <draw:text-box>
            <text:p text:style-name="P1"><text:span text:style-name="T6">for the favor he shows, </text:span></text:p>
            <text:p text:style-name="P1"><text:span text:style-name="T6">for the joy he bestows, </text:span></text:p>
            <text:p text:style-name="P1"><text:span text:style-name="T6">are for them who will trust and obey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5" draw:text-style-name="P3" draw:layer="layout" svg:width="24.892cm" svg:height="4.826cm" svg:x="1.524cm" svg:y="0.762cm">
          <draw:text-box>
            <text:p><text:span text:style-name="T7">Refrain:</text:span></text:p>
            <text:p><text:span text:style-name="T8">Trust and obey, for there's no other way </text:span></text:p>
            <text:p><text:span text:style-name="T8">to be happy in Jesus, but to trust and obey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4" draw:text-style-name="P5" draw:layer="layout" svg:width="23.876cm" svg:height="5.321cm" svg:x="1.778cm" svg:y="0.762cm">
          <draw:text-box>
            <text:p text:style-name="P1"><text:span text:style-name="T5">5. </text:span><text:span text:style-name="T6">Then in fellowship sweet</text:span></text:p>
            <text:p text:style-name="P1"><text:span text:style-name="T6">we will sit at his feet,</text:span></text:p>
            <text:p text:style-name="P1"><text:span text:style-name="T6">or we'll walk by his side in the way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4" draw:text-style-name="P5" draw:layer="layout" svg:width="23.876cm" svg:height="5.321cm" svg:x="1.778cm" svg:y="0.762cm">
          <draw:text-box>
            <text:p text:style-name="P1"><text:span text:style-name="T6">what he says we will do,</text:span></text:p>
            <text:p text:style-name="P1"><text:span text:style-name="T6">where he sends we will go;</text:span></text:p>
            <text:p text:style-name="P1"><text:span text:style-name="T6">never fear, only trust and obey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1" draw:text-style-name="P2" draw:layer="layout" svg:width="24.384cm" svg:height="2.78cm" svg:x="1.778cm" svg:y="1.016cm">
          <draw:text-box>
            <text:p text:style-name="P1"><text:span text:style-name="T1"><text:s/></text:span></text:p>
            <text:p text:style-name="P1"><text:span text:style-name="T2"/></text:p>
          </draw:text-box>
        </draw:frame>
        <draw:frame draw:style-name="gr6" draw:text-style-name="P3" draw:layer="layout" svg:width="24.892cm" svg:height="8.685cm" svg:x="1.524cm" svg:y="0.762cm">
          <draw:text-box>
            <text:p><text:span text:style-name="T7">Refrain:</text:span></text:p>
            <text:p><text:span text:style-name="T8">Trust and obey, for there's no other way </text:span></text:p>
            <text:p><text:span text:style-name="T8">to be happy in Jesus, but to trust and obey.</text:span></text:p>
            <text:p><text:span text:style-name="T8"/></text:p>
            <text:p><text:span text:style-name="T8"/></text:p>
            <text:p><text:span text:style-name="T9"><text:s text:c="13"/></text:span><text:span text:style-name="T9">Public Domain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9T15:28:01.074000000</meta:creation-date>
    <dc:title>2018Blue</dc:title>
    <meta:editing-duration>PT11M38S</meta:editing-duration>
    <meta:editing-cycles>7</meta:editing-cycles>
    <meta:generator>LibreOffice/6.0.5.2$Windows_X86_64 LibreOffice_project/54c8cbb85f300ac59db32fe8a675ff7683cd5a16</meta:generator>
    <dc:date>2018-08-30T10:09:57.138000000</dc:date>
    <meta:document-statistic meta:object-count="85"/>
  </office:meta>
</office:document-meta>
</file>